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6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красноармейский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16376" table:default-cell-style-name="ce5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с. Колокольцовка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с. Колокольцовка</text:p>
          </table:table-cell>
          <table:table-cell office:value-type="string" table:style-name="ce7">
            <text:p>ул. Кон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с. Колокольцовка</text:p>
          </table:table-cell>
          <table:table-cell office:value-type="string" table:style-name="ce7">
            <text:p>ул. Н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с. Колокольцовка</text:p>
          </table:table-cell>
          <table:table-cell office:value-type="string" table:style-name="ce7">
            <text:p>ул. Пионе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с. Колокольцовка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Заозе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Луг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Н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Почт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6">
            <text:p>ул. Просвещени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Спортив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6">
            <text:p>ш. Степное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6">
            <text:p>ул. Хлеборобов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6">
            <text:p>ул. Читателе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Ю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6">
            <text:p>ул. Дик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6">
            <text:p>ул. Мир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пер. Полево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пер. Прудн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Алексеевский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Медведевский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п. Медведевский</text:p>
          </table:table-cell>
          <table:table-cell office:value-type="string" table:style-name="ce6">
            <text:p>ул. Побед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д. Чагринка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д. Чагринка</text:p>
          </table:table-cell>
          <table:table-cell office:value-type="string" table:style-name="ce7">
            <text:p>ул. Край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лексеевский</text:p>
          </table:table-cell>
          <table:table-cell office:value-type="string" table:style-name="ce6">
            <text:p>д. Чагринка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6">
            <text:p>ул. Вьюшк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6">
            <text:p>ул. Кали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8">
            <text:p>ул. Шоссей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Верх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6">
            <text:p>ул. М.Горького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Степ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Крым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Октябрь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Н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Песча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пер. Мельничн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Овра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Совхоз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Угл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Андросовка</text:p>
          </table:table-cell>
          <table:table-cell office:value-type="string" table:style-name="ce6">
            <text:p>с. Андросовка</text:p>
          </table:table-cell>
          <table:table-cell office:value-type="string" table:style-name="ce7">
            <text:p>ул. Революцион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с. Волчанка</text:p>
          </table:table-cell>
          <table:table-cell office:value-type="string" table:style-name="ce6">
            <text:p>ул. Ворошил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с. Волчанка</text:p>
          </table:table-cell>
          <table:table-cell office:value-type="string" table:style-name="ce7">
            <text:p>ул. Доро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с. Волчанка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с. Волчанка</text:p>
          </table:table-cell>
          <table:table-cell office:value-type="string" table:style-name="ce7">
            <text:p>ул. Пролета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с. Волчанка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с. Волчанка</text:p>
          </table:table-cell>
          <table:table-cell office:value-type="string" table:style-name="ce7">
            <text:p>ул. Ю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п. Дубовка</text:p>
          </table:table-cell>
          <table:table-cell office:value-type="string" table:style-name="ce7">
            <text:p>ул. Сама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п. Дубовка</text:p>
          </table:table-cell>
          <table:table-cell office:value-type="string" table:style-name="ce7">
            <text:p>ул. Солн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п. Дубовка</text:p>
          </table:table-cell>
          <table:table-cell office:value-type="string" table:style-name="ce7">
            <text:p>ул. Тру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п. Дубовк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д. Александровка</text:p>
          </table:table-cell>
          <table:table-cell office:value-type="string" table:style-name="ce7">
            <text:p>ул. Вязо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д. Арсентьевка</text:p>
          </table:table-cell>
          <table:table-cell office:value-type="string" table:style-name="ce6">
            <text:p>ул. Ле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д. Арсентьевка</text:p>
          </table:table-cell>
          <table:table-cell office:value-type="string" table:style-name="ce7">
            <text:p>ул. Сахали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д. Арсентьевка</text:p>
          </table:table-cell>
          <table:table-cell office:value-type="string" table:style-name="ce7">
            <text:p>ул. Степ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д. Арсентьевк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д. Натальино</text:p>
          </table:table-cell>
          <table:table-cell office:value-type="string" table:style-name="ce6">
            <text:p>ул. Полбиц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Волчанка</text:p>
          </table:table-cell>
          <table:table-cell office:value-type="string" table:style-name="ce6">
            <text:p>д.Нестеровка</text:p>
          </table:table-cell>
          <table:table-cell table:style-name="ce7"/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Гражданский<text:s/></text:p>
          </table:table-cell>
          <table:table-cell office:value-type="string" table:style-name="ce6">
            <text:p>п. Гражданский</text:p>
          </table:table-cell>
          <table:table-cell office:value-type="string" table:style-name="ce7">
            <text:p>ул. Медици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Гражданский<text:s/></text:p>
          </table:table-cell>
          <table:table-cell office:value-type="string" table:style-name="ce6">
            <text:p>п. Гражданский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Гражданский<text:s/></text:p>
          </table:table-cell>
          <table:table-cell office:value-type="string" table:style-name="ce6">
            <text:p>п. Гражданский</text:p>
          </table:table-cell>
          <table:table-cell office:value-type="string" table:style-name="ce6">
            <text:p>ул. Побед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Гражданский<text:s/></text:p>
          </table:table-cell>
          <table:table-cell office:value-type="string" table:style-name="ce6">
            <text:p>п. Гражданский</text:p>
          </table:table-cell>
          <table:table-cell office:value-type="string" table:style-name="ce7">
            <text:p>ул. Рабоч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Гражданский<text:s/></text:p>
          </table:table-cell>
          <table:table-cell office:value-type="string" table:style-name="ce6">
            <text:p>п. Гражданский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Гражданский<text:s/></text:p>
          </table:table-cell>
          <table:table-cell office:value-type="string" table:style-name="ce6">
            <text:p>п. Гражданский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Братский</text:p>
          </table:table-cell>
          <table:table-cell office:value-type="string" table:style-name="ce6">
            <text:p>ул. Жидк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Братский</text:p>
          </table:table-cell>
          <table:table-cell office:value-type="string" table:style-name="ce6">
            <text:p>ул. Мир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Братский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Братский</text:p>
          </table:table-cell>
          <table:table-cell office:value-type="string" table:style-name="ce6">
            <text:p>ул. Соловь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Братский</text:p>
          </table:table-cell>
          <table:table-cell office:value-type="string" table:style-name="ce7">
            <text:p>ул. Шоссей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6">
            <text:p>ул. Кир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Степ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Шоссей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Кировский</text:p>
          </table:table-cell>
          <table:table-cell office:value-type="string" table:style-name="ce7">
            <text:p>ул. Юбилей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Новопавловка</text:p>
          </table:table-cell>
          <table:table-cell office:value-type="string" table:style-name="ce6">
            <text:p>ул. Виноград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Новопавловка</text:p>
          </table:table-cell>
          <table:table-cell office:value-type="string" table:style-name="ce7">
            <text:p>ул. Первомай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п. Новопавловка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д. Колыбеловка</text:p>
          </table:table-cell>
          <table:table-cell office:value-type="string" table:style-name="ce6">
            <text:p>ул. Киреевых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д. Колыбеловка</text:p>
          </table:table-cell>
          <table:table-cell office:value-type="string" table:style-name="ce7">
            <text:p>ул. Космиче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д. Колыбеловка</text:p>
          </table:table-cell>
          <table:table-cell office:value-type="string" table:style-name="ce7">
            <text:p>ул. Ми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д. Колыбеловка</text:p>
          </table:table-cell>
          <table:table-cell office:value-type="string" table:style-name="ce6">
            <text:p>ул. Сарычевых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ировский<text:s/></text:p>
          </table:table-cell>
          <table:table-cell office:value-type="string" table:style-name="ce6">
            <text:p>д. Сытовка</text:p>
          </table:table-cell>
          <table:table-cell office:value-type="string" table:style-name="ce7">
            <text:p>ул. Зеле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Буты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Зеле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Иртыш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Кооператив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Н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3" table:style-name="ce6">
            <text:p>10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пер. Озерн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6">
            <text:p>ул. Побед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5" table:style-name="ce6">
            <text:p>10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6">
            <text:p>ул. Степана Раз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6" table:style-name="ce6">
            <text:p>10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7" table:style-name="ce6">
            <text:p>10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Шоссей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8" table:style-name="ce6">
            <text:p>10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Вязовый Гай</text:p>
          </table:table-cell>
          <table:table-cell office:value-type="string" table:style-name="ce7">
            <text:p>ул. Ю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9" table:style-name="ce6">
            <text:p>10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Больни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Крестья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1" table:style-name="ce6">
            <text:p>11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3" table:style-name="ce6">
            <text:p>11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Рабоч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4" table:style-name="ce6">
            <text:p>11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5" table:style-name="ce6">
            <text:p>11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Слад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7" table:style-name="ce6">
            <text:p>11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Шоссей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9" table:style-name="ce6">
            <text:p>11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аменный Брод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6">
            <text:p>ул. Дружб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1" table:style-name="ce6">
            <text:p>12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Каз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Лим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3" table:style-name="ce6">
            <text:p>12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Мост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4" table:style-name="ce6">
            <text:p>12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Новый план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6" table:style-name="ce6">
            <text:p>12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пер. Озерн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7" table:style-name="ce6">
            <text:p>12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6">
            <text:p>ул. Пушк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Севе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9" table:style-name="ce6">
            <text:p>12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0" table:style-name="ce6">
            <text:p>13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6">
            <text:p>пер. Специалистов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1" table:style-name="ce6">
            <text:p>131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пер. Спортивн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2" table:style-name="ce6">
            <text:p>132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Старолим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3" table:style-name="ce6">
            <text:p>133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4" table:style-name="ce6">
            <text:p>134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Колывань</text:p>
          </table:table-cell>
          <table:table-cell office:value-type="string" table:style-name="ce7">
            <text:p>ул. Шоссей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5" table:style-name="ce6">
            <text:p>135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д. Новая Деревня</text:p>
          </table:table-cell>
          <table:table-cell office:value-type="string" table:style-name="ce7">
            <text:p>пер. Дачн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6" table:style-name="ce6">
            <text:p>136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д. Новая Деревня</text:p>
          </table:table-cell>
          <table:table-cell office:value-type="string" table:style-name="ce7">
            <text:p>ул. Новодереве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7" table:style-name="ce6">
            <text:p>137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д. Новая Деревня</text:p>
          </table:table-cell>
          <table:table-cell office:value-type="string" table:style-name="ce7">
            <text:p>ул. Озе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8" table:style-name="ce6">
            <text:p>138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д. Новая Деревня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9" table:style-name="ce6">
            <text:p>139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Дергачи</text:p>
          </table:table-cell>
          <table:table-cell office:value-type="string" table:style-name="ce7">
            <text:p>ул. Кооператив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0" table:style-name="ce6">
            <text:p>140</text:p>
          </table:table-cell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Дергачи</text:p>
          </table:table-cell>
          <table:table-cell office:value-type="string" table:style-name="ce6">
            <text:p>ул. Красотк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table:style-name="ce9"/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Дергачи</text:p>
          </table:table-cell>
          <table:table-cell office:value-type="string" table:style-name="ce7">
            <text:p>ул. Майская</text:p>
          </table:table-cell>
          <table:table-cell table:number-columns-repeated="16379" table:style-name="ce5"/>
        </table:table-row>
        <table:table-row table:style-name="ro2">
          <table:table-cell table:style-name="ce9"/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Дергачи</text:p>
          </table:table-cell>
          <table:table-cell office:value-type="string" table:style-name="ce7">
            <text:p>ул. Молодежная</text:p>
          </table:table-cell>
          <table:table-cell table:number-columns-repeated="16379" table:style-name="ce5"/>
        </table:table-row>
        <table:table-row table:style-name="ro2">
          <table:table-cell table:style-name="ce9"/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Дергачи</text:p>
          </table:table-cell>
          <table:table-cell office:value-type="string" table:style-name="ce7">
            <text:p>ул. Набережная</text:p>
          </table:table-cell>
          <table:table-cell table:number-columns-repeated="16379" table:style-name="ce5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Дергачи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Дергачи</text:p>
          </table:table-cell>
          <table:table-cell office:value-type="string" table:style-name="ce7">
            <text:p>пер. Песо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олывань</text:p>
          </table:table-cell>
          <table:table-cell office:value-type="string" table:style-name="ce6">
            <text:p>с. Дергачи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туп. Больни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Воронеж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Вос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Даль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Запа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Зернов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ул. Кали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ул. Кир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Кле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Комбайнов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Коммуналь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Кооператив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пер. Космонав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п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ул. М.Горьк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пер. Мелиоратор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ул. Мир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Молодеж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Нов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Октябр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Первома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пер.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Приб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Сев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ул. Строителе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Улья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ул. Чапа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Школь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6">
            <text:p>ул. Энергетик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с. Красноармейское</text:p>
          </table:table-cell>
          <table:table-cell office:value-type="string" table:style-name="ce7">
            <text:p>пер. Юж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п. Любицкий</text:p>
          </table:table-cell>
          <table:table-cell office:value-type="string" table:style-name="ce7">
            <text:p>ул. Гла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п. Любицкий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п. Любицкий</text:p>
          </table:table-cell>
          <table:table-cell office:value-type="string" table:style-name="ce7">
            <text:p>пер. Друж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п. Любицкий</text:p>
          </table:table-cell>
          <table:table-cell office:value-type="string" table:style-name="ce7">
            <text:p>ул. Коммуна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п. Любицкий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п. Любицкий</text:p>
          </table:table-cell>
          <table:table-cell office:value-type="string" table:style-name="ce7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п. Любицки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асноармейское</text:p>
          </table:table-cell>
          <table:table-cell office:value-type="string" table:style-name="ce6">
            <text:p>п. Любицкий</text:p>
          </table:table-cell>
          <table:table-cell office:value-type="string" table:style-name="ce7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п. Богусский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п. Богусский</text:p>
          </table:table-cell>
          <table:table-cell office:value-type="string" table:style-name="ce7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с. Криволучье Ивановка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с. Криволучье Ивановка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с. Криволучье Ивановка</text:p>
          </table:table-cell>
          <table:table-cell office:value-type="string" table:style-name="ce7">
            <text:p>пер. Почтов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с. Криволучье Ивановка</text:p>
          </table:table-cell>
          <table:table-cell office:value-type="string" table:style-name="ce7">
            <text:p>пер. Рабоч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с. Криволучье Ивановка</text:p>
          </table:table-cell>
          <table:table-cell office:value-type="string" table:style-name="ce7">
            <text:p>пер. Север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с. Криволучье Ивановка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риволучье-Ивановка</text:p>
          </table:table-cell>
          <table:table-cell office:value-type="string" table:style-name="ce6">
            <text:p>с. Криволучье Ивановка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Встречный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Встречный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Встречный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Куйбышевский</text:p>
          </table:table-cell>
          <table:table-cell office:value-type="string" table:style-name="ce7">
            <text:p>ул. Весен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Куйбышевский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Куйбышевский</text:p>
          </table:table-cell>
          <table:table-cell office:value-type="string" table:style-name="ce7">
            <text:p>пер. Крестьян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Куйбышевский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Куйбышевски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Куйбышевский<text:s/></text:p>
          </table:table-cell>
          <table:table-cell office:value-type="string" table:style-name="ce6">
            <text:p>п. Куйбышевский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Софинский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Бутковский</text:p>
          </table:table-cell>
          <table:table-cell office:value-type="string" table:style-name="ce7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Бутковский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Карагай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Карага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Кочетковский</text:p>
          </table:table-cell>
          <table:table-cell office:value-type="string" table:style-name="ce7">
            <text:p>ул. Вос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Кочетковский</text:p>
          </table:table-cell>
          <table:table-cell office:value-type="string" table:style-name="ce7">
            <text:p>ул. Гла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Кочетковски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Кочетковский</text:p>
          </table:table-cell>
          <table:table-cell office:value-type="string" table:style-name="ce7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Кочетковский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26 Партсъезд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Комсомо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Ми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Приб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Ро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Соколов Дол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п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6">
            <text:p>ул. Ю.Фучи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При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Ленинский</text:p>
          </table:table-cell>
          <table:table-cell office:value-type="string" table:style-name="ce7">
            <text:p>ул. им. Куликова Ф.А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Ленинский<text:s/></text:p>
          </table:table-cell>
          <table:table-cell office:value-type="string" table:style-name="ce6">
            <text:p>п. Новая Вязовка</text:p>
          </table:table-cell>
          <table:table-cell office:value-type="string" table:style-name="ce7">
            <text:p>ул. Сама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с. Павловка</text:p>
          </table:table-cell>
          <table:table-cell office:value-type="string" table:style-name="ce6">
            <text:p>ул. А.Толст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с. Павловка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с. Павловка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с. Павловка</text:p>
          </table:table-cell>
          <table:table-cell office:value-type="string" table:style-name="ce6">
            <text:p>ул. Черёмушки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с. Павловка</text:p>
          </table:table-cell>
          <table:table-cell office:value-type="string" table:style-name="ce7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д. Хомяковка</text:p>
          </table:table-cell>
          <table:table-cell office:value-type="string" table:style-name="ce7">
            <text:p>ул. Гла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д. Хомяковка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Соляниха</text:p>
          </table:table-cell>
          <table:table-cell office:value-type="string" table:style-name="ce7">
            <text:p>ул. Анны Бурцев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Соляниха</text:p>
          </table:table-cell>
          <table:table-cell office:value-type="string" table:style-name="ce7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Монастырский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Монастырский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с. Воздвиженка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с. Воздвиженка</text:p>
          </table:table-cell>
          <table:table-cell office:value-type="string" table:style-name="ce7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7">
            <text:p>ул. Лепил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7">
            <text:p>ул. Медиц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7">
            <text:p>ул. При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6">
            <text:p>ул. Специал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7">
            <text:p>ул. Строите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7">
            <text:p>ул. Тру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Чапаевский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Красноармейский</text:p>
          </table:table-cell>
          <table:table-cell office:value-type="string" table:style-name="ce6">
            <text:p>СП Павловка</text:p>
          </table:table-cell>
          <table:table-cell office:value-type="string" table:style-name="ce6">
            <text:p>п. Новоалександровка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number-rows-repeated="104830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7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Полотцева Оксана Федоровна</dc:creator>
    <meta:creation-date>2019-06-03T08:41:39Z</meta:creation-date>
    <dc:date>2020-01-04T10:40:10Z</dc:date>
    <meta:print-date>2020-01-04T10:39:42Z</meta:print-date>
    <meta:editing-cycles>7</meta:editing-cycles>
    <meta:editing-duration>PT14029S</meta:editing-duration>
  </office:meta>
</office:document-meta>
</file>